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e9d42" officeooo:paragraph-rsid="001e9d42"/>
    </style:style>
    <style:style style:name="P2" style:family="paragraph" style:parent-style-name="Title">
      <style:text-properties officeooo:rsid="001e9d42" officeooo:paragraph-rsid="001e9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develop a<text:line-break/>SAP Design Studio SDK Extension</text:p>
      <text:p text:style-name="P1"/>
      <text:h text:style-name="Heading_20_1" text:outline-level="1">1. Setup Development Environment</text:h>
      <text:h text:style-name="Heading_20_2" text:outline-level="2">1.1 Install SAP Design Studio 1.6</text:h>
      <text:h text:style-name="Heading_20_2" text:outline-level="2">1.2 Install Eclipse Mars or newer</text:h>
      <text:h text:style-name="Heading_20_2" text:outline-level="2">1.3 Install Java 1.7 or newer</text:h>
      <text:h text:style-name="Heading_20_2" text:outline-level="2">1.4 Configure Eclipse</text:h>
      <text:h text:style-name="Heading_20_3" text:outline-level="3">1.4.1 Target platform</text:h>
      <text:h text:style-name="Heading_20_3" text:outline-level="3">1.4.2 Create Run Application "SAP Design Studio"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5:52:22.934000000</meta:creation-date>
    <dc:date>2016-05-26T16:12:00.093000000</dc:date>
    <meta:editing-duration>PT4M27S</meta:editing-duration>
    <meta:editing-cycles>1</meta:editing-cycles>
    <meta:document-statistic meta:table-count="0" meta:image-count="0" meta:object-count="0" meta:page-count="1" meta:paragraph-count="8" meta:word-count="44" meta:character-count="265" meta:non-whitespace-character-count="229"/>
    <meta:generator>LibreOffice/4.4.0.3$Windows_x86 LibreOffice_project/de093506bcdc5fafd9023ee680b8c60e3e0645d7</meta:generator>
  </office:meta>
</office:document-meta>
</file>